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fo:language="nl" fo:country="NL"/>
    </style:style>
    <style:style style:name="P2" style:family="paragraph" style:parent-style-name="Text_20_body"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fo:language="nl" fo:country="NL"/>
    </style:style>
    <style:style style:name="T1" style:family="text">
      <style:text-properties fo:language="nl" fo:country="NL"/>
    </style:style>
    <style:style style:name="T2" style:family="text">
      <style:text-properties fo:language="nl" fo:country="NL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nl" fo:country="N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e Procedure</text:h>
      <text:p text:style-name="Text_20_body"><text:span text:style-name="T1">Download de laatste installatie versie van de </text:span><text:a xlink:type="simple" xlink:href="http://nl.clamwin.com/"><text:span text:style-name="Internet_20_link"><text:span text:style-name="T1">ClamWin website</text:span></text:span></text:a><text:span text:style-name="T1">. <text:s/>Sluit alle programma’s (vooral Outlook en ClamWin), en voer het setup programma uit. <text:s/>Als er al een versie van ClamWin geïnstalleerd is, kunt u deze gewoon upgraden door de installer van een latere versie uit te voeren. <text:s/>Deze vervangt dan de oude versie door de nieuwe.</text:span></text:p>
      <text:p text:style-name="Text_20_body"><text:span text:style-name="T1">Nadat u in het eerste venster op </text:span><text:span text:style-name="T2">N</text:span><text:span text:style-name="T3">ext</text:span><text:span text:style-name="T1"> hebt geklikt zal de licentieovereenkomst getoond worden. <text:s/>ClamWin <text:s/>Free Antivirus is beschikbaar onder de voorwaarden van de GNU General Public License (GPL). <text:s/>Je moet deze voorwaarden aanvaarden om dit programma te gebruiken. <text:s/>Het installatie programma zal ook binaire bestanden van ClamAntiVirus (</text:span><text:a xlink:type="simple" xlink:href="http://www.clamav.net/"><text:span text:style-name="Internet_20_link"><text:span text:style-name="T1">www.clamav.net</text:span></text:span></text:a><text:span text:style-name="T1">) installeren, welke eveneens onder deze voorwaarden beschikbaar zijn.</text:span></text:p>
      <text:p text:style-name="P1">Vervolgens wordt gevraagd of ClamWin enkel voor u, dan wel voor alle gebruikers van de PC beschikbaar moet zijn. <text:s/>Het wordt aangeraden hier de standaard optie “Anyone who uses this computer (all users)” te kiezen zodat ook ander personen ClamWin kunnen gebruiken.</text:p>
      <text:p text:style-name="P1">Daarna zal u gevraagd worden waar u ClamWin wil installeren. <text:s/>De standaard optie is een logische keuze, en deze moet u alleen veranderen als u daarvoor een bepaalde reden hebt.</text:p>
      <text:p text:style-name="P1">Vervolgens vraagt de setup welke onderdelen van het programma u wilt installeren.</text:p>
      <text:p text:style-name="P1">Twee onderdelen (ClamAV Files en ClamWin Files) zijn uitgegrijsd en moeten altijd worden geïnstalleerd, omdat deze bestanden onmisbaar zijn voor de andere onderdelen om correct te werken. <text:s/></text:p>
      <text:p text:style-name="Text_20_body"><text:span text:style-name="T3">Integration with Windows Explorer</text:span><text:span text:style-name="T1">: Als deze optie geselecteerd wordt, zal een extra optie worden toegevoegd in het contextmenu van de Windows Verkenner, zodat bestanden snel en makkelijk via de rechtermuistoets kunnen worden gescand.</text:span></text:p>
      <text:p text:style-name="Text_20_body"><text:span text:style-name="T3">Integration with Microsoft Outlook</text:span><text:span text:style-name="T1">: Als u deze optie selecteert wordt de Outlook add-in geïnstalleerd, die alle inkomende en uitgaande emails automatisch zal controleren. Deze optie zal alleen selecteerbaar zijn als Microsoft Outlook (niet Outlook Express) is geïnstalleerd.</text:span></text:p>
      <text:p text:style-name="Text_20_body"><text:span text:style-name="T3">International Help Files</text:span><text:span text:style-name="T1">: Deze optie heeft een onderverdeling voor de verschillende talen. <text:s/>ClamWin is voorlopig nog niet beschikbaar in vertaalde versies, maar de leden van de gemeenschap hebben al wel vertalingen voorzien van de helpbestanden en/of de handleiding. <text:s/>Het selecteren van de relevante talen installeert deze vertaalde help bestanden en handleidingen.</text:span></text:p>
      <text:p text:style-name="P1">Na het selecteren van deze opties zal het programma u vragen in welke Startmenu-folder ClamWin's snelkoppelingen moeten geplaatst worden. <text:s/>Standaard wordt een nieuwe folder “<text:span text:style-name="T4">ClamWin Antivirus”</text:span> aangemaakt, en worden de snelkoppelingen daarin geplaatst.</text:p>
      <text:p text:style-name="P1">Het volgende scherm vraagt of u de <text:s/>laatste update van de virus database direct na de installatie wilt downloaden van het Internet. <text:s/>Het is aan te raden de virus database zo snel mogelijk op de laatste stand te brengen. <text:s/>Dit scherm geeft u ook de optie om een snelkoppeling op het bureaublad van Windows te plaatsen.</text:p>
      <text:p text:style-name="P1">Het laatste scherm toont een samenvatting van de opties die u geselecteerd hebt. <text:s/></text:p>
      <text:p text:style-name="Text_20_body"><text:span text:style-name="T1">Om ClamWin met deze opties te installeren drukt u nu op </text:span><text:span text:style-name="T2">I</text:span><text:span text:style-name="T3">nstall</text:span><text:span text:style-name="T1">. Om terug te gaan en de instellingen te wijzigen drukt u op</text:span><text:span text:style-name="T3"> </text:span><text:span text:style-name="T2">B</text:span><text:span text:style-name="T3">ack</text:span><text:span text:style-name="T1">.</text:span></text:p>
      <text:p text:style-name="Text_20_body"><text:span text:style-name="T1">Als u de optie “</text:span><text:span text:style-name="T3">Download Virus Database Files</text:span><text:span text:style-name="T1">” hebt geselecteerd zal deze download direct na de installatie uitgevoerd worden. <text:s/>U moet hiervoor wel verbonden zijn met het Internet.</text:span></text:p>
      <text:p text:style-name="P1">ClamWin is nu volledig geïnstalleerd en klaar voor gebruik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4-04-29T21:49:04</meta:creation-date>
    <dc:creator>Peter Budts</dc:creator>
    <dc:date>2007-07-08T13:30:18</dc:date>
    <dc:language>en-GB</dc:language>
    <meta:editing-cycles>29</meta:editing-cycles>
    <meta:editing-duration>PT59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514" meta:character-count="3373"/>
  </office:meta>
</office:document-meta>
</file>